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BA875082.png" manifest:media-type="image/png"/>
  <manifest:file-entry manifest:full-path="Pictures/1000000000000320000002580E1B1ACF.png" manifest:media-type="image/png"/>
  <manifest:file-entry manifest:full-path="Pictures/100000000000032000000258CA0C59C4.png" manifest:media-type="image/png"/>
  <manifest:file-entry manifest:full-path="Pictures/10000000000003200000025819812F21.png" manifest:media-type="image/png"/>
  <manifest:file-entry manifest:full-path="Pictures/10000000000003200000025830674EDA.png" manifest:media-type="image/png"/>
  <manifest:file-entry manifest:full-path="Pictures/100000000000032000000258EC0B43F6.png" manifest:media-type="image/png"/>
  <manifest:file-entry manifest:full-path="Pictures/1000000000000320000002585C39BAEF.png" manifest:media-type="image/png"/>
  <manifest:file-entry manifest:full-path="Pictures/100000000000032000000258F6AEE96B.png" manifest:media-type="image/png"/>
  <manifest:file-entry manifest:full-path="Pictures/100000000000032000000258EC8EC29B.png" manifest:media-type="image/png"/>
  <manifest:file-entry manifest:full-path="Pictures/1000000000000320000002589EFEFDEA.png" manifest:media-type="image/png"/>
  <manifest:file-entry manifest:full-path="Pictures/100000000000032000000258B0456710.png" manifest:media-type="image/png"/>
  <manifest:file-entry manifest:full-path="Pictures/10000000000003200000025871EEE600.png" manifest:media-type="image/png"/>
  <manifest:file-entry manifest:full-path="Pictures/100000000000032000000258CE27E5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15cm"/>
    </style:style>
    <style:style style:name="gr2" style:family="graphic" style:parent-style-name="standard">
      <style:graphic-properties draw:stroke="none" draw:fill="none" fo:min-height="15.337cm"/>
    </style:style>
    <style:style style:name="gr3" style:family="graphic">
      <style:graphic-properties style:protect="size"/>
    </style:style>
    <style:style style:name="pr1" style:family="presentation" style:parent-style-name="lyt-sunrise-notes">
      <style:graphic-properties draw:fill-color="#ffffff" draw:auto-grow-height="true" fo:min-height="13.364cm"/>
    </style:style>
    <style:style style:name="P1" style:family="paragraph">
      <style:text-properties fo:font-family="'Century Schoolbook L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family="'Alte Haas Grotesk'" style:font-pitch="variable" fo:font-size="32pt" style:font-size-asian="32pt" style:font-size-complex="32pt"/>
    </style:style>
    <style:style style:name="P3" style:family="paragraph">
      <style:text-properties fo:font-size="28.1000003814697pt"/>
    </style:style>
    <style:style style:name="P4" style:family="paragraph">
      <style:text-properties fo:font-family="'Alte Haas Grotesk'" style:font-pitch="variable" fo:font-size="32pt" style:font-size-asian="32pt" style:font-size-complex="32pt"/>
    </style:style>
    <style:style style:name="T1" style:family="text">
      <style:text-properties fo:font-family="'Century Schoolbook L'" style:font-family-generic="roman" style:font-pitch="variable"/>
    </style:style>
    <style:style style:name="T2" style:family="text">
      <style:text-properties fo:font-family="'Alte Haas Grotesk'" style:font-pitch="variable" fo:font-size="32pt" style:font-size-asian="32pt" style:font-size-complex="32pt"/>
    </style:style>
    <style:style style:name="T3" style:family="text">
      <style:text-properties fo:font-family="'Alte Haas Grotesk'" style:font-pitch="variable" fo:font-size="32pt" fo:language="es" fo:country="BO" style:font-size-asian="32pt" style:font-size-complex="32pt"/>
    </style:style>
    <style:style style:name="T4" style:family="text">
      <style:text-properties fo:font-family="'Alte Haas Grotesk'" style:font-pitch="variable" fo:font-size="32pt" style:font-size-asian="32pt" style:font-size-complex="32pt"/>
    </style:style>
    <style:style style:name="T5" style:family="text">
      <style:text-properties fo:font-family="'Alte Haas Grotesk'" style:font-pitch="variable" fo:font-size="32pt" fo:language="es" fo:country="BO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>
        <draw:frame draw:style-name="gr1" draw:text-style-name="P1" draw:layer="layout" svg:width="5.8cm" svg:height="1.813cm" svg:x="1.4cm" svg:y="1.4cm">
          <draw:text-box>
            <text:p text:style-name="P1"><text:span text:style-name="T1">FOSOBI</text:span></text:p>
          </draw:text-box>
        </draw:frame>
        <draw:frame draw:style-name="gr2" draw:text-style-name="P2" draw:layer="layout" svg:width="24.6cm" svg:height="15.587cm" svg:x="1.8cm" svg:y="3.8cm">
          <draw:text-box>
            <text:list text:style-name="L1">
              <text:list-item>
                <text:p text:style-name="P2"><text:span text:style-name="T2">Nacimiento.</text:span></text:p>
              </text:list-item>
              <text:list-item>
                <text:p text:style-name="P2"><text:span text:style-name="T2">¿Por qué FOSOBI?</text:span></text:p>
              </text:list-item>
              <text:list-item>
                <text:p text:style-name="P2"><text:span text:style-name="T2">Misión y visión.</text:span></text:p>
              </text:list-item>
              <text:list-item>
                <text:p text:style-name="P2"><text:span text:style-name="T2">Objetivo.</text:span></text:p>
              </text:list-item>
              <text:list-item>
                <text:p text:style-name="P2"><text:span text:style-name="T2">Característic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>
        <draw:frame draw:style-name="gr1" draw:text-style-name="P1" draw:layer="layout" svg:width="13.2cm" svg:height="1.813cm" svg:x="1.4cm" svg:y="1.4cm">
          <draw:text-box>
            <text:p text:style-name="P1"><text:span text:style-name="T1">NACIMIENTO</text:span></text:p>
          </draw:text-box>
        </draw:frame>
        <draw:frame draw:style-name="gr2" draw:text-style-name="P2" draw:layer="layout" svg:width="24.6cm" svg:height="15.587cm" svg:x="1.8cm" svg:y="3.8cm">
          <draw:text-box>
            <text:p text:style-name="P2"><text:span text:style-name="T2">Nace de la idea de un integrante de la SCESI el cual propuso la creación de una remasterización de Ubuntu.</text:span></text:p>
            <text:p text:style-name="P2"><text:span text:style-name="T2"/></text:p>
            <text:p text:style-name="P2"><text:span text:style-name="T2">Detectamos la necesidad de realizar este remasterizado, ya que en anteriores OBI encontramos limitaciones acerca de la distribución original de Ubuntu que se utilizó para la capacitación de los estudia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>
        <draw:frame draw:style-name="gr1" draw:text-style-name="P1" draw:layer="layout" svg:width="19cm" svg:height="1.813cm" svg:x="1.4cm" svg:y="1.4cm">
          <draw:text-box>
            <text:p text:style-name="P1"><text:span text:style-name="T1">INCONVENIENTES UBUNTU</text:span></text:p>
          </draw:text-box>
        </draw:frame>
        <draw:frame draw:style-name="gr2" draw:text-style-name="P2" draw:layer="layout" svg:width="24.6cm" svg:height="15.587cm" svg:x="1.8cm" svg:y="3.8cm">
          <draw:text-box>
            <text:list text:style-name="L1">
              <text:list-item>
                <text:p text:style-name="P2"><text:span text:style-name="T2">No viene incorporado con la interfaz Gnome-Shell, que es evaluada en las olimpiadas.</text:span></text:p>
              </text:list-item>
              <text:list-item>
                <text:p text:style-name="P2"><text:span text:style-name="T2">Los paquetes de ofimática, no están completos.</text:span></text:p>
              </text:list-item>
              <text:list-item>
                <text:p text:style-name="P2"><text:span text:style-name="T2">Carece de codecs para multimedia.</text:span></text:p>
              </text:list-item>
              <text:list-item>
                <text:p text:style-name="P2"><text:span text:style-name="T2">No tiene compilador de C++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>
        <office:forms form:automatic-focus="false" form:apply-design-mode="false"/>
        <draw:frame draw:style-name="gr1" draw:text-style-name="P1" draw:layer="layout" svg:width="19cm" svg:height="1.813cm" svg:x="1.4cm" svg:y="1.4cm">
          <draw:text-box>
            <text:p text:style-name="P1"><text:span text:style-name="T1">INCONVENIENTES UBUNTU</text:span></text:p>
          </draw:text-box>
        </draw:frame>
        <draw:frame draw:style-name="gr2" draw:text-style-name="P2" draw:layer="layout" svg:width="24.6cm" svg:height="15.587cm" svg:x="1.8cm" svg:y="3.8cm">
          <draw:text-box>
            <text:p text:style-name="P2"><text:span text:style-name="T2">Los estudiantes no se sintieron atraídos al uso del software libre, debido a la complejidad de las configuraciones requeridas en la distribución origin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>
        <draw:frame draw:style-name="gr1" draw:text-style-name="P1" draw:layer="layout" svg:width="19cm" svg:height="1.813cm" svg:x="1.4cm" svg:y="1.4cm">
          <draw:text-box>
            <text:p text:style-name="P1"><text:span text:style-name="T1">¿POR QUÉ FOSOBI?</text:span></text:p>
          </draw:text-box>
        </draw:frame>
        <draw:frame draw:style-name="gr2" draw:text-style-name="P2" draw:layer="layout" svg:width="24.6cm" svg:height="15.587cm" svg:x="1.8cm" svg:y="3.8cm">
          <draw:text-box>
            <text:list text:style-name="L1">
              <text:list-item>
                <text:p text:style-name="P2"><text:span text:style-name="T2">Fácil manejo.</text:span></text:p>
              </text:list-item>
              <text:list-item>
                <text:p text:style-name="P2"><text:span text:style-name="T2">Inclusión de IDE's y los compiladores requeridos específicamente para las olimpiadas.</text:span></text:p>
              </text:list-item>
              <text:list-item>
                <text:p text:style-name="P2"><text:span text:style-name="T2">Multimedia listo para usar.</text:span></text:p>
              </text:list-item>
              <text:list-item>
                <text:p text:style-name="P2"><text:span text:style-name="T2">Juegos educativos y recreativos.</text:span></text:p>
              </text:list-item>
              <text:list-item>
                <text:p text:style-name="P2"><text:span text:style-name="T2">Configuración regional adecu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>
        <draw:frame draw:style-name="gr1" draw:text-style-name="P1" draw:layer="layout" svg:width="19cm" svg:height="1.813cm" svg:x="1.4cm" svg:y="1.4cm">
          <draw:text-box>
            <text:p text:style-name="P1"><text:span text:style-name="T1">¿POR QUÉ FOSOBI?</text:span></text:p>
          </draw:text-box>
        </draw:frame>
        <draw:frame draw:style-name="gr2" draw:text-style-name="P2" draw:layer="layout" svg:width="24.6cm" svg:height="15.587cm" svg:x="1.8cm" svg:y="3.8cm">
          <draw:text-box>
            <text:list text:style-name="L1">
              <text:list-item>
                <text:p text:style-name="P2"><text:span text:style-name="T2">Incluidos programas para </text:span><text:span text:style-name="T3">mensajería</text:span><text:span text:style-name="T2"> </text:span><text:span text:style-name="T3">instantánea.</text:span></text:p>
              </text:list-item>
              <text:list-item>
                <text:p text:style-name="P2"><text:span text:style-name="T2">Incluidos los navegadores mas populares.</text:span></text:p>
              </text:list-item>
              <text:list-item>
                <text:p text:style-name="P2"><text:span text:style-name="T2">Incluye los codecs necesarios para el uso </text:span><text:span text:style-name="T3">fácil</text:span><text:span text:style-name="T2"> de multimedi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>
        <draw:frame draw:style-name="gr1" draw:text-style-name="P1" draw:layer="layout" svg:width="19cm" svg:height="1.813cm" svg:x="1.4cm" svg:y="1.4cm">
          <draw:text-box>
            <text:p text:style-name="P1"><text:span text:style-name="T1">¿POR QUÉ FOSOBI?</text:span></text:p>
          </draw:text-box>
        </draw:frame>
        <draw:frame draw:style-name="gr2" draw:text-style-name="P2" draw:layer="layout" svg:width="24.6cm" svg:height="15.587cm" svg:x="1.8cm" svg:y="3.8cm">
          <draw:text-box>
            <text:p text:style-name="P2"><text:span text:style-name="T2">FOS -&gt; remasterizado scesi.</text:span></text:p>
            <text:p text:style-name="P2"><text:span text:style-name="T2"/></text:p>
            <text:p text:style-name="P2"><text:span text:style-name="T2">OBI -&gt; olimpiadas bolivianas de informátic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>
        <draw:frame draw:style-name="gr1" draw:text-style-name="P1" draw:layer="layout" svg:width="19cm" svg:height="1.813cm" svg:x="1.4cm" svg:y="1.4cm">
          <draw:text-box>
            <text:p text:style-name="P1"><text:span text:style-name="T1">MISIÓN</text:span></text:p>
          </draw:text-box>
        </draw:frame>
        <draw:frame draw:style-name="gr2" draw:text-style-name="P2" draw:layer="layout" svg:width="24.6cm" svg:height="15.587cm" svg:x="1.8cm" svg:y="3.8cm">
          <draw:text-box>
            <text:p text:style-name="P2"><text:span text:style-name="T2">FOSOBI provee todas las herramientas y configuraciones</text:span></text:p>
            <text:p text:style-name="P2"><text:span text:style-name="T2">necesarias para el uso fácil de los estudiantes, reduciendo el temor</text:span></text:p>
            <text:p text:style-name="P2"><text:span text:style-name="T2">hacia el uso de software libre.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>
        <draw:frame draw:style-name="gr1" draw:text-style-name="P1" draw:layer="layout" svg:width="19cm" svg:height="1.813cm" svg:x="1.4cm" svg:y="1.4cm">
          <draw:text-box>
            <text:p text:style-name="P1"><text:span text:style-name="T1">VISIÓN</text:span></text:p>
          </draw:text-box>
        </draw:frame>
        <draw:frame draw:style-name="gr2" draw:text-style-name="P2" draw:layer="layout" svg:width="24.6cm" svg:height="15.587cm" svg:x="1.8cm" svg:y="3.8cm">
          <draw:text-box>
            <text:p text:style-name="P2"><text:span text:style-name="T2">Mejorar el remasterizado para el uso de toda la comunidad estudiantil, incluidos niveles escolares y universitarios, fomentando el uso y participación en el software lib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>
        <draw:frame draw:style-name="gr1" draw:text-style-name="P1" draw:layer="layout" svg:width="19cm" svg:height="1.813cm" svg:x="1.4cm" svg:y="1.4cm">
          <draw:text-box>
            <text:p text:style-name="P1"><text:span text:style-name="T1">OBJETIVOS</text:span></text:p>
          </draw:text-box>
        </draw:frame>
        <draw:frame draw:style-name="gr2" draw:text-style-name="P2" draw:layer="layout" svg:width="24.6cm" svg:height="15.587cm" svg:x="1.8cm" svg:y="3.8cm">
          <draw:text-box>
            <text:p text:style-name="P2"><text:span text:style-name="T2">Se pretende utilizar en la OBI 2013, para así facilitar el aprendizaje, y equilibrar</text:span></text:p>
            <text:p text:style-name="P2"><text:span text:style-name="T2">el uso de los sistemas operativos Windows y GNU/Linux, con el uso de</text:span></text:p>
            <text:p text:style-name="P2"><text:span text:style-name="T2">herramientas educativas que fomenten la investigación y aprendizaje de los</text:span></text:p>
            <text:p text:style-name="P2"><text:span text:style-name="T2">estudia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>
        <draw:frame draw:style-name="gr1" draw:text-style-name="P1" draw:layer="layout" svg:width="19cm" svg:height="1.813cm" svg:x="1.4cm" svg:y="1.4cm">
          <draw:text-box>
            <text:p text:style-name="P1"><text:span text:style-name="T1">OBJETIVOS</text:span></text:p>
          </draw:text-box>
        </draw:frame>
        <draw:frame draw:style-name="gr2" draw:text-style-name="P2" draw:layer="layout" svg:width="24.6cm" svg:height="15.587cm" svg:x="1.8cm" svg:y="3.8cm">
          <draw:text-box>
            <text:list text:style-name="L1">
              <text:list-item>
                <text:p text:style-name="P2"><text:span text:style-name="T2">Proceso de instalación mejorado (configuraciones regionales e idiomas adecuados).</text:span></text:p>
              </text:list-item>
              <text:list-item>
                <text:p text:style-name="P2"><text:span text:style-name="T2">Uso amigable con gnome-shell como escritorio por defecto.</text:span></text:p>
              </text:list-item>
              <text:list-item>
                <text:p text:style-name="P2"><text:span text:style-name="T2">Utilidades similares a las provistas por el sistema operativo Windows.</text:span></text:p>
              </text:list-item>
              <text:list-item>
                <text:p text:style-name="P2"><text:span text:style-name="T3">Instalación</text:span><text:span text:style-name="T2"> de los programas mas comunes necesarios para la comunidad estudianti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>
        <office:forms form:automatic-focus="false" form:apply-design-mode="false"/>
        <draw:frame draw:style-name="gr1" draw:text-style-name="P1" draw:layer="layout" svg:width="19cm" svg:height="1.813cm" svg:x="1.4cm" svg:y="1.4cm">
          <draw:text-box>
            <text:p text:style-name="P1"><text:span text:style-name="T1">OBJETIVOS</text:span></text:p>
          </draw:text-box>
        </draw:frame>
        <draw:frame draw:style-name="gr2" draw:text-style-name="P2" draw:layer="layout" svg:width="24.6cm" svg:height="15.587cm" svg:x="1.9cm" svg:y="3.8cm">
          <draw:text-box>
            <text:list text:style-name="L1">
              <text:list-item>
                <text:p text:style-name="P4"><text:span text:style-name="T4">PackOBI, es el conjunto de programas requeridos para la realización de las olimpiadas bolivianas de informática.</text:span></text:p>
              </text:list-item>
              <text:list-item>
                <text:p text:style-name="P4"><text:span text:style-name="T4">Soporte técnico accesible </text:span><text:span text:style-name="T5">vía</text:span><text:span text:style-name="T4"> online, por parte de una creciente comunida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BO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4:55:32</meta:creation-date>
    <dc:date>2013-02-13T15:11:57</dc:date>
    <meta:editing-duration>PT4M33S</meta:editing-duration>
    <meta:editing-cycles>2</meta:editing-cycles>
    <meta:generator>LibreOffice/3.5$Linux_X86_64 LibreOffice_project/350m1$Build-2</meta:generator>
    <meta:document-statistic meta:object-count="80"/>
  </office:meta>
</office:document-meta>
</file>